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application/vnd.sun.star.oleobject" manifest:full-path="Object 9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octet-stream" manifest:full-path="Object 3"/>
  <manifest:file-entry manifest:media-type="application/octet-stream" manifest:full-path="Object 4"/>
  <manifest:file-entry manifest:media-type="text/xml" manifest:full-path="settings.xml"/>
  <manifest:file-entry manifest:media-type="application/octet-stream" manifest:full-path="Object 5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bject 6"/>
  <manifest:file-entry manifest:media-type="text/xml" manifest:full-path="meta.xml"/>
  <manifest:file-entry manifest:media-type="application/octet-stream" manifest:full-path="Object 7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1" style:family="text">
      <style:text-properties fo:language="en" fo:country="US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1cm" draw:visible-area-height="5.01cm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4" draw:visible-area-top="0cm" draw:visible-area-width="2.541cm" draw:visible-area-height="2.144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 ODT document with 7 embedded files</text:p>
      <text:p text:style-name="Standard"/>
      <text:p text:style-name="Standard"><text:span text:style-name="Standaardalinea-lettertype"><text:span text:style-name="T1"><draw:frame draw:style-name="fr1" draw:name="Object 1" text:anchor-type="as-char" svg:y="0cm" svg:width="2.633cm" style:rel-width="scale" svg:height="1.746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text:span text:style-name="Standaardalinea-lettertype"><text:span text:style-name="T1"> </text:span></text:span><text:span text:style-name="Standaardalinea-lettertype"><text:span text:style-name="T1"><draw:frame draw:style-name="fr1" draw:name="Object 2" text:anchor-type="as-char" svg:y="0cm" svg:width="2.633cm" style:rel-width="scale" svg:height="1.746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text:span text:style-name="Standaardalinea-lettertype"><text:span text:style-name="T1"><draw:frame draw:style-name="fr1" draw:name="Object 3" text:anchor-type="as-char" svg:y="0cm" svg:width="2.633cm" style:rel-width="scale" svg:height="1.746cm" style:rel-height="scale" draw:z-index="4"><draw:object-ole xlink:href="./Object 3" xlink:type="simple" xlink:show="embed" xlink:actuate="onLoad"/><draw:image xlink:href="./ObjectReplacements/Object 3" xlink:type="simple" xlink:show="embed" xlink:actuate="onLoad"/></draw:frame></text:span></text:span><text:span text:style-name="Standaardalinea-lettertype"><text:span text:style-name="T1"><draw:frame draw:style-name="fr1" draw:name="Object 4" text:anchor-type="as-char" svg:y="0cm" svg:width="2.633cm" style:rel-width="scale" svg:height="1.746cm" style:rel-height="scale" draw:z-index="5"><draw:object-ole xlink:href="./Object 4" xlink:type="simple" xlink:show="embed" xlink:actuate="onLoad"/><draw:image xlink:href="./ObjectReplacements/Object 4" xlink:type="simple" xlink:show="embed" xlink:actuate="onLoad"/></draw:frame></text:span></text:span><text:span text:style-name="Standaardalinea-lettertype"><text:span text:style-name="T1"><draw:frame draw:style-name="fr1" draw:name="Object 5" text:anchor-type="as-char" svg:y="0cm" svg:width="2.633cm" style:rel-width="scale" svg:height="1.746cm" style:rel-height="scale" draw:z-index="6"><draw:object-ole xlink:href="./Object 5" xlink:type="simple" xlink:show="embed" xlink:actuate="onLoad"/><draw:image xlink:href="./ObjectReplacements/Object 5" xlink:type="simple" xlink:show="embed" xlink:actuate="onLoad"/></draw:frame></text:span></text:span><text:span text:style-name="Standaardalinea-lettertype"><text:span text:style-name="T1"><draw:frame draw:style-name="fr1" draw:name="Object 6" text:anchor-type="as-char" svg:y="0cm" svg:width="2.633cm" style:rel-width="scale" svg:height="1.746cm" style:rel-height="scale" draw:z-index="7"><draw:object-ole xlink:href="./Object 6" xlink:type="simple" xlink:show="embed" xlink:actuate="onLoad"/><draw:image xlink:href="./ObjectReplacements/Object 6" xlink:type="simple" xlink:show="embed" xlink:actuate="onLoad"/></draw:frame></text:span></text:span></text:p>
      <text:p text:style-name="Standard"><draw:frame draw:style-name="fr3" draw:name="Object9" text:anchor-type="paragraph" svg:x="2.976cm" svg:y="0.009cm" svg:width="2.542cm" svg:height="2.143cm" draw:z-index="8"><draw:object-ole xlink:href="./Object 9" xlink:type="simple" xlink:show="embed" xlink:actuate="onLoad"/><draw:image xlink:href="./ObjectReplacements/Object 9" xlink:type="simple" xlink:show="embed" xlink:actuate="onLoad"/></draw:frame><text:span text:style-name="Standaardalinea-lettertype"><text:span text:style-name="T1"><draw:frame draw:style-name="fr1" draw:name="Object 7" text:anchor-type="as-char" svg:y="0cm" svg:width="2.633cm" style:rel-width="scale" svg:height="1.746cm" style:rel-height="scale" draw:z-index="2"><draw:object-ole xlink:href="./Object 7" xlink:type="simple" xlink:show="embed" xlink:actuate="onLoad"/><draw:image xlink:href="./ObjectReplacements/Object 7" xlink:type="simple" xlink:show="embed" xlink:actuate="onLoad"/></draw:frame></text:span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draw:frame draw:style-name="fr2" draw:name="Object8" text:anchor-type="paragraph" svg:width="9.033cm" svg:height="2.26cm" draw:z-index="3"><draw:object xlink:href="./Object 8" xlink:type="simple" xlink:show="embed" xlink:actuate="onLoad"/><draw:image xlink:href="./ObjectReplacements/Object 8" xlink:type="simple" xlink:show="embed" xlink:actuate="onLoad"/></draw:frame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l" fo:country="NL" fo:font-style="normal" style:text-underline-style="none" fo:font-weight="normal" style:letter-kerning="false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nl" fo:country="NL" fo:font-style="normal" style:text-underline-style="none" fo:font-weight="normal" style:letter-kerning="false" fo:background-color="transparent" style:font-name-asian="Calibri" style:font-size-asian="10pt" style:language-asian="nl" style:country-asian="N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Standaardalinea-lettertype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dc:description/>
    <dc:subject/>
    <meta:initial-creator>Kees van Spelde</meta:initial-creator>
    <meta:creation-date>2014-06-13T06:49:00Z</meta:creation-date>
    <dc:date>2014-06-17T18:52:54.78</dc:date>
    <meta:editing-cycles>16</meta:editing-cycles>
    <meta:editing-duration>PT10M1S</meta:editing-duration>
    <meta:document-statistic meta:table-count="0" meta:image-count="0" meta:object-count="9" meta:page-count="1" meta:paragraph-count="3" meta:word-count="7" meta:character-count="44"/>
    <meta:template xlink:type="simple" xlink:actuate="onRequest" xlink:title="" xlink:href="Normal"/>
  </office:meta>
</office:document-meta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17-06-2014</text:date>, <text:time>18:14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